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5f65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boratorio <text:span text:style-name="T1">Modulo 2</text:span>: Simulación de un Sistema de Gestión de Tareas</text:p>
      <text:p text:style-name="Text_20_body">Objetivo: Implementar un sistema de gestión de tareas que utilice diferentes estructuras de datos y algoritmos, evaluando su eficiencia en distintos escenarios.</text:p>
      <text:p text:style-name="P7">Parte 1: Implementación del Sistema</text:p>
      <text:p text:style-name="Text_20_body">1.1 Crear una clase Tarea con atributos como id, descripción, prioridad y estado.</text:p>
      <text:p text:style-name="Text_20_body">1.2 Implementar las siguientes estructuras para gestionar las tareas:</text:p>
      <text:list text:style-name="L1">
        <text:list-item>
          <text:p text:style-name="P2">Lista de tareas pendientes (usar una lista enlazada) </text:p>
        </text:list-item>
        <text:list-item>
          <text:p text:style-name="P2">Cola de tareas en progreso </text:p>
        </text:list-item>
        <text:list-item>
          <text:p text:style-name="P1">Pila de tareas completadas </text:p>
        </text:list-item>
      </text:list>
      <text:p text:style-name="Text_20_body">1.3 Implementar un árbol binario de búsqueda para organizar las tareas por prioridad.</text:p>
      <text:p text:style-name="Text_20_body">1.4 Crear un grafo simple para representar dependencias entre tareas.</text:p>
      <text:p text:style-name="P7">Parte 2: Algoritmos y Funcionalidades</text:p>
      <text:p text:style-name="Text_20_body">2.1 Implementar algoritmos para:</text:p>
      <text:list text:style-name="L2">
        <text:list-item>
          <text:p text:style-name="P4">Añadir una nueva tarea (insertarla en la lista y el árbol) </text:p>
        </text:list-item>
        <text:list-item>
          <text:p text:style-name="P4">Mover tareas entre estructuras (p.ej., de pendientes a en progreso) </text:p>
        </text:list-item>
        <text:list-item>
          <text:p text:style-name="P4">Buscar tareas por id o prioridad </text:p>
        </text:list-item>
        <text:list-item>
          <text:p text:style-name="P3">Ordenar tareas por prioridad </text:p>
        </text:list-item>
      </text:list>
      <text:p text:style-name="Text_20_body">2.2 Crear una función para detectar ciclos en las dependencias de tareas usando el grafo.</text:p>
      <text:p text:style-name="P7">Parte 3: Análisis y Comparación</text:p>
      <text:p text:style-name="Text_20_body">3.1 Generar conjuntos de datos de prueba con diferentes cantidades de tareas (ej. 100, 1000, 10000).</text:p>
      <text:p text:style-name="Text_20_body">3.2 Medir y comparar el tiempo de ejecución de las operaciones principales (añadir, buscar, ordenar) con los diferentes tamaños de datos.</text:p>
      <text:p text:style-name="Text_20_body">3.3 Analizar la complejidad temporal y espacial de los algoritmos implementados.</text:p>
      <text:p text:style-name="Text_20_body">Entrega:</text:p>
      <text:list text:style-name="L3">
        <text:list-item>
          <text:p text:style-name="P6">Código fuente comentado de la implementación. </text:p>
        </text:list-item>
        <text:list-item>
          <text:p text:style-name="P6">Informe breve que incluya: </text:p>
          <text:list>
            <text:list-item>
              <text:p text:style-name="P6">Descripción de la estructura del sistema y decisiones de diseño. </text:p>
            </text:list-item>
            <text:list-item>
              <text:p text:style-name="P6">Análisis de la eficiencia de las diferentes operaciones con gráficas comparativas. </text:p>
            </text:list-item>
            <text:list-item>
              <text:p text:style-name="P6">Discusión sobre las ventajas y desventajas de las estructuras utilizadas para este sistema. </text:p>
            </text:list-item>
            <text:list-item>
              <text:p text:style-name="P5">Propuesta de mejoras o alternativas para optimizar el rendimient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0:22:53.302000000</meta:creation-date>
    <dc:date>2024-07-05T20:36:08.933000000</dc:date>
    <meta:editing-duration>PT13M15S</meta:editing-duration>
    <meta:editing-cycles>2</meta:editing-cycles>
    <meta:generator>LibreOffice/24.2.4.2$Windows_X86_64 LibreOffice_project/51a6219feb6075d9a4c46691dcfe0cd9c4fff3c2</meta:generator>
    <meta:print-date>2024-07-05T20:26:18.362000000</meta:print-date>
    <meta:printed-by>Archivos PDF</meta:printed-by>
    <meta:document-statistic meta:table-count="0" meta:image-count="0" meta:object-count="0" meta:page-count="1" meta:paragraph-count="28" meta:word-count="275" meta:character-count="1770" meta:non-whitespace-character-count="1524"/>
  </office:meta>
</office:document-meta>
</file>